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2fc4de000" style:family="table" style:master-page-name="ta-mp-0x7f22fc4de000">
      <style:table-properties table:display="true" style:writing-mode="lr-tb"/>
    </style:style>
    <style:style style:name="ta-0x7f22fc4de1f0" style:family="table" style:master-page-name="ta-mp-0x7f22fc4de1f0">
      <style:table-properties table:display="true" style:writing-mode="lr-tb"/>
    </style:style>
    <style:style style:name="ta-0x7f22fc4de3e0" style:family="table" style:master-page-name="ta-mp-0x7f22fc4de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2fc4d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2fc4df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80" fo:font-family="Sans"/>
    </style:style>
    <style:style style:name="ACE-0x7f22fc4df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ff0000" fo:font-family="Sans"/>
    </style:style>
    <style:style style:name="ACE-0x7f22fc4df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2fc4df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9.50pt" style:use-optimal-column-width="false"/>
    </style:style>
    <style:style style:name="ACOL-2" style:family="table-column">
      <style:table-column-properties style:column-width="30.00pt" style:use-optimal-column-width="false"/>
    </style:style>
    <style:style style:name="ACOL-3" style:family="table-column">
      <style:table-column-properties style:column-width="106.50pt" style:use-optimal-column-width="false"/>
    </style:style>
    <style:style style:name="ACOL-4" style:family="table-column">
      <style:table-column-properties style:column-width="22.50pt" style:use-optimal-column-width="false"/>
    </style:style>
    <style:style style:name="ACOL-5" style:family="table-column">
      <style:table-column-properties style:column-width="98.25pt" style:use-optimal-column-width="false"/>
    </style:style>
    <style:style style:name="ACOL-6" style:family="table-column">
      <style:table-column-properties style:column-width="23.25pt" style:use-optimal-column-width="false"/>
    </style:style>
    <style:style style:name="ACOL-7" style:family="table-column">
      <style:table-column-properties style:column-width="21.00pt" style:use-optimal-column-width="false"/>
    </style:style>
    <style:style style:name="ACOL-8" style:family="table-column">
      <style:table-column-properties style:column-width="95.25pt" style:use-optimal-column-width="false"/>
    </style:style>
    <style:style style:name="ACOL-9" style:family="table-column">
      <style:table-column-properties style:column-width="26.25pt" style:use-optimal-column-width="false"/>
    </style:style>
    <style:style style:name="ACOL-10" style:family="table-column">
      <style:table-column-properties style:column-width="96.75pt" style:use-optimal-column-width="false"/>
    </style:style>
    <style:style style:name="ACOL-11" style:family="table-column">
      <style:table-column-properties style:column-width="19.50pt" style:use-optimal-column-width="false"/>
    </style:style>
    <style:style style:name="ACOL-12" style:family="table-column">
      <style:table-column-properties style:column-width="97.50pt" style:use-optimal-column-width="false"/>
    </style:style>
    <style:style style:name="ACOL-13" style:family="table-column">
      <style:table-column-properties style:column-width="99.75pt" style:use-optimal-column-width="false"/>
    </style:style>
    <style:style style:name="ACOL-14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22fc4de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5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1"/>
        <table:table-column table:style-name="ACOL-13"/>
        <table:table-column table:style-name="ACOL-0" table:number-columns-repeated="241"/>
        <table:table-row table:style-name="AROW-1">
          <table:table-cell table:style-name="ACE-0x7f22fc4df6f8" office:value-type="string">
            <text:p>Lists:</text:p>
          </table:table-cell>
          <table:table-cell table:style-name="ACE-0x7f22fc4df6f8"/>
          <table:table-cell table:style-name="ACE-0x7f22fc4df6f8" office:value-type="string">
            <text:p>Classes:</text:p>
          </table:table-cell>
          <table:table-cell table:style-name="ACE-0x7f22fc4df6f8"/>
          <table:table-cell table:style-name="ACE-0x7f22fc4df6f8" office:value-type="string">
            <text:p>GameMenu:</text:p>
          </table:table-cell>
          <table:table-cell table:style-name="ACE-0x7f22fc4df6f8"/>
          <table:table-cell table:style-name="ACE-0x7f22fc4df6f8" office:value-type="string">
            <text:p>Character:</text:p>
          </table:table-cell>
          <table:table-cell table:style-name="ACE-0x7f22fc4df6f8"/>
          <table:table-cell table:style-name="ACE-0x7f22fc4df6f8" office:value-type="string">
            <text:p>Wall:</text:p>
          </table:table-cell>
          <table:table-cell table:style-name="ACE-0x7f22fc4df6f8"/>
          <table:table-cell table:style-name="ACE-0x7f22fc4df6f8" office:value-type="string">
            <text:p>Bullet:</text:p>
          </table:table-cell>
          <table:table-cell table:style-name="ACE-0x7f22fc4df6f8"/>
          <table:table-cell table:style-name="ACE-0x7f22fc4df6f8" office:value-type="string">
            <text:p>Coin:</text:p>
          </table:table-cell>
          <table:table-cell table:style-name="ACE-0x7f22fc4df6f8"/>
          <table:table-cell table:style-name="ACE-0x7f22fc4df6f8" office:value-type="string">
            <text:p>AIPlayer: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all_sprite_list</text:p>
          </table:table-cell>
          <table:table-cell table:style-name="Gnumeric-default"/>
          <table:table-cell table:style-name="Gnumeric-default" office:value-type="string">
            <text:p>GameMenu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style-name="Gnumeric-default"/>
          <table:table-cell table:style-name="Gnumeric-default" office:value-type="string">
            <text:p>init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wall_list</text:p>
          </table:table-cell>
          <table:table-cell table:style-name="Gnumeric-default"/>
          <table:table-cell table:style-name="Gnumeric-default" office:value-type="string">
            <text:p>Character</text:p>
          </table:table-cell>
          <table:table-cell table:style-name="Gnumeric-default"/>
          <table:table-cell table:style-name="Gnumeric-default" office:value-type="string">
            <text:p>run</text:p>
          </table:table-cell>
          <table:table-cell table:style-name="Gnumeric-default"/>
          <table:table-cell table:style-name="Gnumeric-default" office:value-type="string">
            <text:p>move</text:p>
          </table:table-cell>
          <table:table-cell table:style-name="Gnumeric-default"/>
          <table:table-cell table:style-name="Gnumeric-default" office:value-type="string">
            <text:p>update</text:p>
          </table:table-cell>
          <table:table-cell table:style-name="Gnumeric-default"/>
          <table:table-cell table:style-name="Gnumeric-default" office:value-type="string">
            <text:p>update</text:p>
          </table:table-cell>
          <table:table-cell table:style-name="Gnumeric-default"/>
          <table:table-cell table:style-name="Gnumeric-default" office:value-type="string">
            <text:p>capture</text:p>
          </table:table-cell>
          <table:table-cell table:style-name="Gnumeric-default"/>
          <table:table-cell table:style-name="Gnumeric-default" office:value-type="string">
            <text:p>move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creep_list</text:p>
          </table:table-cell>
          <table:table-cell table:style-name="Gnumeric-default"/>
          <table:table-cell table:style-name="Gnumeric-default" office:value-type="string">
            <text:p>Wall</text:p>
          </table:table-cell>
          <table:table-cell table:number-columns-repeated="3" table:style-name="Gnumeric-default"/>
          <table:table-cell table:style-name="Gnumeric-default" office:value-type="string">
            <text:p>follow</text:p>
          </table:table-cell>
          <table:table-cell table:number-columns-repeated="7" table:style-name="Gnumeric-default"/>
          <table:table-cell table:style-name="Gnumeric-default" office:value-type="string">
            <text:p>update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bullet_list_player</text:p>
          </table:table-cell>
          <table:table-cell table:style-name="Gnumeric-default"/>
          <table:table-cell table:style-name="Gnumeric-default" office:value-type="string">
            <text:p>Bullet</text:p>
          </table:table-cell>
          <table:table-cell table:style-name="Gnumeric-default"/>
          <table:table-cell table:style-name="ACE-0x7f22fc4df4a8"/>
          <table:table-cell table:style-name="Gnumeric-default"/>
          <table:table-cell table:style-name="Gnumeric-default" office:value-type="string">
            <text:p>update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bullet_list_ai</text:p>
          </table:table-cell>
          <table:table-cell table:style-name="Gnumeric-default"/>
          <table:table-cell table:style-name="Gnumeric-default" office:value-type="string">
            <text:p>Coin</text:p>
          </table:table-cell>
          <table:table-cell table:number-columns-repeated="253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AIPlayer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style-name="Gnumeric-default"/>
          <table:table-cell table:style-name="ACE-0x7f22fc4df4a8" office:value-type="string">
            <text:p>local Variables:</text:p>
          </table:table-cell>
          <table:table-cell table:number-columns-repeated="241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speedX</text:p>
          </table:table-cell>
          <table:table-cell table:style-name="Gnumeric-default"/>
          <table:table-cell table:style-name="Gnumeric-default" office:value-type="string">
            <text:p>rect.x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speedY</text:p>
          </table:table-cell>
          <table:table-cell table:style-name="Gnumeric-default"/>
          <table:table-cell table:style-name="Gnumeric-default" office:value-type="string">
            <text:p>rect.y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maxSpeed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hp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walls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bullets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rect.x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rect.y</text:p>
          </table:table-cell>
          <table:table-cell table:number-columns-repeated="249" table:style-name="Gnumeric-default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0" gnm:cursor-row="7">
          <gnm:selection gnm:start-col="10" gnm:start-row="7" gnm:end-col="10" gnm:end-row="7"/>
        </gnm:selections>
      </table:table>
      <table:table table:name="Sheet2" table:style-name="ta-0x7f22fc4de1f0" table:print="true">
        <office:forms form:automatic-focus="false" form:apply-design-mode="false">
          <form:form/>
        </office:forms>
        <table:table-column table:default-cell-style-name="ACE-0x7f22fc4df13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22fc4de3e0" table:print="true">
        <office:forms form:automatic-focus="false" form:apply-design-mode="false">
          <form:form/>
        </office:forms>
        <table:table-column table:default-cell-style-name="ACE-0x7f22fc4df25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2fc3f2b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22fc47d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22fc3e7d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22fc4de000" style:display-name="Sheet1" style:page-layout-name="pl-0x7f22fc3f2b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2fc4de1f0" style:display-name="Sheet2" style:page-layout-name="pl-0x7f22fc47d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2fc4de3e0" style:display-name="Sheet3" style:page-layout-name="pl-0x7f22fc3e7d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1-05T10:52:26Z</dc:date>
    <meta:creation-date>2014-11-05T10:35:18Z</meta:creation-date>
    <meta:generator>gnumeric/1.12.9</meta:generator>
  </office:meta>
</office:document-meta>
</file>